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pyTransformer.isCopySecuritySu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yTransformer.copySecuritySubject( NormalizedMessage from , NormalizedMessage t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yTransformer.CopyTransfor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yTransformer.transform( MessageExchange exchange , NormalizedMessage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pyTransformer.copyProperties( NormalizedMessage from , NormalizedMessage t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pyTransformer.setCopySecuritySubject( boolean copySecuritySu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yTransformer.setCopyAttachments( boolean copyAttach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yTransformer.copyAttachments( NormalizedMessage from , NormalizedMessage t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pyTransformer.isCopyAttach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yTransformer.CopyTransformer( boolean copySecuritySubject , boolean copyContent , boolean copyProperties , boolean copyAttach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pyTransformer.transform( MessageExchange exchange , NormalizedMessage from , NormalizedMessage t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pyTransformer.copyContent( NormalizedMessage from , NormalizedMessage to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7">
            <text:p text:style-name="Table_20_Contents">7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opyTransformer.isCopy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yTransformer.setCopyProperties( boolean copy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yTransformer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